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ymbol" svg:font-family="Symbol"/>
    <style:font-face style:name="Wingdings" svg:font-family="Wingding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fo:language="es" fo:country="ES"/>
    </style:style>
    <style:style style:name="P2" style:family="paragraph" style:parent-style-name="Standard">
      <style:paragraph-properties fo:text-align="justify" style:justify-single-word="false"/>
      <style:text-properties fo:language="es" fo:country="ES"/>
    </style:style>
    <style:style style:name="P3" style:family="paragraph" style:parent-style-name="Standard">
      <style:paragraph-properties fo:text-align="justify" style:justify-single-word="false"/>
      <style:text-properties fo:language="es" fo:country="ES" fo:background-color="#ffff00"/>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ab-stops>
          <style:tab-stop style:position="1.0071in"/>
        </style:tab-stops>
      </style:paragraph-properties>
    </style:style>
    <style:style style:name="P6" style:family="paragraph" style:parent-style-name="Standard">
      <style:paragraph-properties fo:text-align="justify" style:justify-single-word="false"/>
      <style:text-properties fo:text-transform="uppercase" fo:color="#ffffff" fo:font-size="11pt" fo:letter-spacing="0.0102in" fo:language="es" fo:country="ES" fo:font-weight="bold" style:font-size-asian="11pt" style:font-weight-asian="bold" style:font-size-complex="11pt" style:font-weight-complex="bold"/>
    </style:style>
    <style:style style:name="P7" style:family="paragraph" style:parent-style-name="Standard">
      <style:text-properties fo:text-transform="uppercase" fo:font-size="11pt" fo:letter-spacing="0.0102in" fo:language="es" fo:country="ES" style:font-size-asian="11pt" style:font-size-complex="11pt"/>
    </style:style>
    <style:style style:name="P8" style:family="paragraph" style:parent-style-name="Standard">
      <style:paragraph-properties fo:margin-top="0.139in" fo:margin-bottom="0in" fo:text-align="justify" style:justify-single-word="false"/>
      <style:text-properties fo:language="es" fo:country="ES"/>
    </style:style>
    <style:style style:name="P9" style:family="paragraph" style:parent-style-name="Standard">
      <style:paragraph-properties fo:margin-top="0in" fo:margin-bottom="0in" fo:line-height="100%"/>
      <style:text-properties fo:text-transform="uppercase" fo:font-size="11pt" fo:letter-spacing="0.0102in" fo:language="es" fo:country="ES" style:font-size-asian="11pt" style:font-size-complex="11pt"/>
    </style:style>
    <style:style style:name="P10" style:family="paragraph" style:parent-style-name="Standard">
      <style:paragraph-properties fo:margin-top="0in" fo:margin-bottom="0in" fo:line-height="100%"/>
      <style:text-properties fo:text-transform="uppercase" fo:color="#243f60" fo:font-size="11pt" fo:letter-spacing="0.0102in" fo:language="es" fo:country="ES" style:font-size-asian="11pt" style:font-size-complex="11pt"/>
    </style:style>
    <style:style style:name="P11" style:family="paragraph" style:parent-style-name="Heading_20_1">
      <style:paragraph-properties fo:text-align="justify" style:justify-single-word="false"/>
    </style:style>
    <style:style style:name="P12" style:family="paragraph" style:parent-style-name="Heading_20_1">
      <style:paragraph-properties fo:text-align="justify" style:justify-single-word="false" fo:break-before="page"/>
    </style:style>
    <style:style style:name="P13" style:family="paragraph" style:parent-style-name="Heading_20_2">
      <style:paragraph-properties fo:text-align="justify" style:justify-single-word="false"/>
    </style:style>
    <style:style style:name="P14" style:family="paragraph" style:parent-style-name="Heading_20_2">
      <style:paragraph-properties fo:break-before="page"/>
    </style:style>
    <style:style style:name="P15" style:family="paragraph" style:parent-style-name="Heading_20_2">
      <style:paragraph-properties fo:text-align="justify" style:justify-single-word="false" fo:break-before="page"/>
    </style:style>
    <style:style style:name="P16" style:family="paragraph" style:parent-style-name="Heading_20_3">
      <style:paragraph-properties fo:break-before="page"/>
    </style:style>
    <style:style style:name="P17" style:family="paragraph" style:parent-style-name="List_20_Paragraph" style:list-style-name="L1">
      <style:paragraph-properties fo:text-align="justify" style:justify-single-word="false"/>
    </style:style>
    <style:style style:name="P18" style:family="paragraph" style:parent-style-name="List_20_Paragraph" style:list-style-name="L1">
      <style:paragraph-properties fo:text-align="justify" style:justify-single-word="false"/>
    </style:style>
    <style:style style:name="P19" style:family="paragraph" style:parent-style-name="List_20_Paragraph" style:list-style-name="L1">
      <style:paragraph-properties fo:text-align="justify" style:justify-single-word="false"/>
    </style:style>
    <style:style style:name="P20" style:family="paragraph" style:parent-style-name="List_20_Paragraph" style:list-style-name="L1">
      <style:paragraph-properties fo:text-align="justify" style:justify-single-word="false"/>
    </style:style>
    <style:style style:name="P21" style:family="paragraph" style:parent-style-name="List_20_Paragraph" style:list-style-name="L1">
      <style:paragraph-properties fo:text-align="justify" style:justify-single-word="false"/>
    </style:style>
    <style:style style:name="P22" style:family="paragraph" style:parent-style-name="List_20_Paragraph" style:list-style-name="L1">
      <style:paragraph-properties fo:text-align="justify" style:justify-single-word="false"/>
    </style:style>
    <style:style style:name="P23" style:family="paragraph" style:parent-style-name="List_20_Paragraph" style:list-style-name="L1">
      <style:paragraph-properties fo:text-align="justify" style:justify-single-word="false"/>
    </style:style>
    <style:style style:name="P24" style:family="paragraph" style:parent-style-name="List_20_Paragraph" style:list-style-name="L1">
      <style:paragraph-properties fo:text-align="justify" style:justify-single-word="false"/>
    </style:style>
    <style:style style:name="P25" style:family="paragraph" style:parent-style-name="List_20_Paragraph" style:list-style-name="L1">
      <style:paragraph-properties fo:text-align="justify" style:justify-single-word="false"/>
    </style:style>
    <style:style style:name="P26" style:family="paragraph" style:parent-style-name="List_20_Paragraph" style:list-style-name="L1">
      <style:paragraph-properties fo:text-align="justify" style:justify-single-word="false"/>
    </style:style>
    <style:style style:name="P27" style:family="paragraph" style:parent-style-name="List_20_Paragraph" style:list-style-name="L2">
      <style:paragraph-properties fo:text-align="justify" style:justify-single-word="false"/>
    </style:style>
    <style:style style:name="P28" style:family="paragraph" style:parent-style-name="List_20_Paragraph" style:list-style-name="L2">
      <style:paragraph-properties fo:text-align="justify" style:justify-single-word="false"/>
    </style:style>
    <style:style style:name="P29" style:family="paragraph" style:parent-style-name="List_20_Paragraph" style:list-style-name="L2">
      <style:paragraph-properties fo:text-align="justify" style:justify-single-word="false"/>
    </style:style>
    <style:style style:name="P30" style:family="paragraph" style:parent-style-name="List_20_Paragraph" style:list-style-name="L2">
      <style:paragraph-properties fo:text-align="justify" style:justify-single-word="false"/>
    </style:style>
    <style:style style:name="P31" style:family="paragraph" style:parent-style-name="List_20_Paragraph" style:list-style-name="L2">
      <style:paragraph-properties fo:text-align="justify" style:justify-single-word="false"/>
    </style:style>
    <style:style style:name="P32" style:family="paragraph" style:parent-style-name="List_20_Paragraph" style:list-style-name="L2">
      <style:paragraph-properties fo:text-align="justify" style:justify-single-word="false"/>
    </style:style>
    <style:style style:name="P33" style:family="paragraph" style:parent-style-name="List_20_Paragraph" style:list-style-name="L2">
      <style:paragraph-properties fo:text-align="justify" style:justify-single-word="false"/>
    </style:style>
    <style:style style:name="P34" style:family="paragraph" style:parent-style-name="List_20_Paragraph" style:list-style-name="L2">
      <style:paragraph-properties fo:text-align="justify" style:justify-single-word="false"/>
    </style:style>
    <style:style style:name="P35" style:family="paragraph" style:parent-style-name="List_20_Paragraph" style:list-style-name="L2">
      <style:paragraph-properties fo:text-align="justify" style:justify-single-word="false"/>
    </style:style>
    <style:style style:name="P36" style:family="paragraph" style:parent-style-name="List_20_Paragraph" style:list-style-name="L2">
      <style:paragraph-properties fo:text-align="justify" style:justify-single-word="false"/>
    </style:style>
    <style:style style:name="P37" style:family="paragraph" style:parent-style-name="List_20_Paragraph" style:list-style-name="L2">
      <style:paragraph-properties fo:text-align="justify" style:justify-single-word="false"/>
    </style:style>
    <style:style style:name="P38" style:family="paragraph" style:parent-style-name="List_20_Paragraph" style:list-style-name="L2">
      <style:paragraph-properties fo:text-align="justify" style:justify-single-word="false"/>
    </style:style>
    <style:style style:name="P39" style:family="paragraph" style:parent-style-name="List_20_Paragraph" style:list-style-name="L2">
      <style:paragraph-properties fo:text-align="justify" style:justify-single-word="false"/>
    </style:style>
    <style:style style:name="P40" style:family="paragraph" style:parent-style-name="List_20_Paragraph" style:list-style-name="L2">
      <style:paragraph-properties fo:text-align="justify" style:justify-single-word="false"/>
    </style:style>
    <style:style style:name="P41" style:family="paragraph" style:parent-style-name="List_20_Paragraph" style:list-style-name="L2">
      <style:paragraph-properties fo:text-align="justify" style:justify-single-word="false"/>
    </style:style>
    <style:style style:name="P42" style:family="paragraph" style:parent-style-name="List_20_Paragraph" style:list-style-name="L2">
      <style:paragraph-properties fo:text-align="justify" style:justify-single-word="false"/>
    </style:style>
    <style:style style:name="P43" style:family="paragraph" style:parent-style-name="List_20_Paragraph" style:list-style-name="L2">
      <style:paragraph-properties fo:text-align="justify" style:justify-single-word="false"/>
    </style:style>
    <style:style style:name="P44" style:family="paragraph" style:parent-style-name="List_20_Paragraph" style:list-style-name="L2">
      <style:paragraph-properties fo:text-align="justify" style:justify-single-word="false"/>
    </style:style>
    <style:style style:name="P45" style:family="paragraph" style:parent-style-name="List_20_Paragraph" style:list-style-name="L2">
      <style:paragraph-properties fo:text-align="justify" style:justify-single-word="false"/>
    </style:style>
    <style:style style:name="P46" style:family="paragraph" style:parent-style-name="List_20_Paragraph" style:list-style-name="L2">
      <style:paragraph-properties fo:text-align="justify" style:justify-single-word="false"/>
    </style:style>
    <style:style style:name="P47" style:family="paragraph" style:parent-style-name="List_20_Paragraph" style:list-style-name="L2">
      <style:paragraph-properties fo:text-align="justify" style:justify-single-word="false"/>
    </style:style>
    <style:style style:name="P48" style:family="paragraph" style:parent-style-name="List_20_Paragraph" style:list-style-name="L2">
      <style:paragraph-properties fo:text-align="justify" style:justify-single-word="false"/>
    </style:style>
    <style:style style:name="P49" style:family="paragraph" style:parent-style-name="List_20_Paragraph" style:list-style-name="L2">
      <style:paragraph-properties fo:text-align="justify" style:justify-single-word="false"/>
    </style:style>
    <style:style style:name="P50" style:family="paragraph" style:parent-style-name="List_20_Paragraph" style:list-style-name="L2">
      <style:paragraph-properties fo:text-align="justify" style:justify-single-word="false"/>
    </style:style>
    <style:style style:name="P51" style:family="paragraph" style:parent-style-name="List_20_Paragraph" style:list-style-name="L2">
      <style:paragraph-properties fo:text-align="justify" style:justify-single-word="false"/>
    </style:style>
    <style:style style:name="P52" style:family="paragraph" style:parent-style-name="List_20_Paragraph" style:list-style-name="L2">
      <style:paragraph-properties fo:text-align="justify" style:justify-single-word="false"/>
    </style:style>
    <style:style style:name="P53" style:family="paragraph" style:parent-style-name="List_20_Paragraph" style:list-style-name="L2">
      <style:paragraph-properties fo:text-align="justify" style:justify-single-word="false"/>
    </style:style>
    <style:style style:name="P54" style:family="paragraph" style:parent-style-name="List_20_Paragraph" style:list-style-name="L2">
      <style:paragraph-properties fo:text-align="justify" style:justify-single-word="false"/>
    </style:style>
    <style:style style:name="P55" style:family="paragraph" style:parent-style-name="List_20_Paragraph" style:list-style-name="L2">
      <style:paragraph-properties fo:text-align="justify" style:justify-single-word="false"/>
    </style:style>
    <style:style style:name="P56" style:family="paragraph" style:parent-style-name="List_20_Paragraph" style:list-style-name="L2">
      <style:paragraph-properties fo:text-align="justify" style:justify-single-word="false"/>
    </style:style>
    <style:style style:name="P57" style:family="paragraph" style:parent-style-name="List_20_Paragraph" style:list-style-name="L2">
      <style:paragraph-properties fo:text-align="justify" style:justify-single-word="false"/>
    </style:style>
    <style:style style:name="P58" style:family="paragraph" style:parent-style-name="List_20_Paragraph" style:list-style-name="L2">
      <style:paragraph-properties fo:text-align="justify" style:justify-single-word="false"/>
    </style:style>
    <style:style style:name="P59" style:family="paragraph" style:parent-style-name="List_20_Paragraph" style:list-style-name="L2">
      <style:paragraph-properties fo:text-align="justify" style:justify-single-word="false"/>
    </style:style>
    <style:style style:name="P60" style:family="paragraph" style:parent-style-name="List_20_Paragraph" style:list-style-name="L2">
      <style:paragraph-properties fo:text-align="justify" style:justify-single-word="false"/>
    </style:style>
    <style:style style:name="P61" style:family="paragraph" style:parent-style-name="List_20_Paragraph" style:list-style-name="L2">
      <style:paragraph-properties fo:text-align="justify" style:justify-single-word="false"/>
    </style:style>
    <style:style style:name="P62" style:family="paragraph" style:parent-style-name="List_20_Paragraph" style:list-style-name="L2">
      <style:paragraph-properties fo:text-align="justify" style:justify-single-word="false"/>
    </style:style>
    <style:style style:name="P63" style:family="paragraph" style:parent-style-name="List_20_Paragraph" style:list-style-name="L2">
      <style:paragraph-properties fo:text-align="justify" style:justify-single-word="false"/>
    </style:style>
    <style:style style:name="P64" style:family="paragraph" style:parent-style-name="List_20_Paragraph" style:list-style-name="L2">
      <style:paragraph-properties fo:text-align="justify" style:justify-single-word="false"/>
    </style:style>
    <style:style style:name="P65" style:family="paragraph" style:parent-style-name="List_20_Paragraph" style:list-style-name="L2">
      <style:paragraph-properties fo:text-align="justify" style:justify-single-word="false"/>
    </style:style>
    <style:style style:name="P66" style:family="paragraph" style:parent-style-name="List_20_Paragraph">
      <style:paragraph-properties fo:text-align="justify" style:justify-single-word="false"/>
      <style:text-properties fo:language="es" fo:country="ES"/>
    </style:style>
    <style:style style:name="P67" style:family="paragraph" style:parent-style-name="Title">
      <style:paragraph-properties fo:break-before="page"/>
    </style:style>
    <style:style style:name="P68" style:family="paragraph" style:parent-style-name="Contents_20_1">
      <style:paragraph-properties>
        <style:tab-stops>
          <style:tab-stop style:position="5.9047in" style:type="right" style:leader-style="dotted" style:leader-text="."/>
        </style:tab-stops>
      </style:paragraph-properties>
    </style:style>
    <style:style style:name="P69" style:family="paragraph" style:parent-style-name="Contents_20_2">
      <style:paragraph-properties>
        <style:tab-stops>
          <style:tab-stop style:position="5.9047in" style:type="right" style:leader-style="dotted" style:leader-text="."/>
        </style:tab-stops>
      </style:paragraph-properties>
    </style:style>
    <style:style style:name="P70" style:family="paragraph" style:parent-style-name="Contents_20_3">
      <style:paragraph-properties>
        <style:tab-stops>
          <style:tab-stop style:position="5.9047in" style:type="right" style:leader-style="dotted" style:leader-text="."/>
        </style:tab-stops>
      </style:paragraph-properties>
    </style:style>
    <style:style style:name="T1" style:family="text">
      <style:text-properties fo:language="es" fo:country="ES"/>
    </style:style>
    <style:style style:name="T2" style:family="text">
      <style:text-properties fo:language="es" fo:country="ES" fo:background-color="#ffff00"/>
    </style:style>
    <style:style style:name="T3" style:family="text">
      <style:text-properties fo:language="es" fo:country="ES" fo:background-color="#ff0000"/>
    </style:style>
    <style:style style:name="T4" style:family="text">
      <style:text-properties text:display="true"/>
    </style:style>
    <style:style style:name="T5" style:family="text">
      <style:text-properties fo:font-size="11pt" style:font-size-asian="11pt" style:language-asian="es" style:country-asian="ES" style:font-size-complex="11pt" style:language-complex="ar" style:country-complex="SA"/>
    </style:style>
    <style:style style:name="T6" style:family="text">
      <style:text-properties fo:text-transform="uppercase" fo:language="es" fo:country="ES" fo:font-weight="bold" style:font-weight-asian="bold" style:font-weight-complex="bold"/>
    </style:style>
    <style:style style:name="T7" style:family="text">
      <style:text-properties fo:color="#ffffff" fo:language="es" fo:country="ES"/>
    </style:style>
    <style:style style:name="T8" style:family="text">
      <style:text-properties fo:color="#ffffff" fo:language="es" fo:country="ES" fo:background-color="#ff0000"/>
    </style:style>
    <style:style style:name="T9" style:family="text">
      <style:text-properties style:text-line-through-style="solid" fo:language="es" fo:country="ES"/>
    </style:style>
    <style:style style:name="T10" style:family="text">
      <style:text-properties style:text-line-through-style="solid" fo:language="es" fo:country="ES" fo:background-color="#ffff00"/>
    </style:style>
    <style:style style:name="T11" style:family="text">
      <style:text-properties style:text-line-through-style="none" fo:language="es" fo:country="ES"/>
    </style:style>
    <style:style style:name="Sect1" style:family="section">
      <style:section-properties style:editable="false">
        <style:columns fo:column-count="1" fo:column-gap="0in"/>
      </style:section-properties>
    </style:style>
    <text:list-style style:name="L1">
      <text:list-level-style-bullet text:level="1" text:style-name="ListLabel_20_1" style:num-suffix="." text:bullet-char="">
        <style:list-level-properties text:space-before="0.25in" text:min-label-width="0.25in"/>
        <style:text-properties style:font-name="Symbol"/>
      </text:list-level-style-bullet>
      <text:list-level-style-bullet text:level="2" text:style-name="ListLabel_20_2" style:num-suffix="." text:bullet-char="o">
        <style:list-level-properties text:space-before="0.75in" text:min-label-width="0.25in"/>
        <style:text-properties style:font-name="Courier New"/>
      </text:list-level-style-bullet>
      <text:list-level-style-bullet text:level="3" style:num-suffix="." text:bullet-char="">
        <style:list-level-properties text:space-before="1.25in" text:min-label-width="0.25in"/>
        <style:text-properties style:font-name="Wingdings"/>
      </text:list-level-style-bullet>
      <text:list-level-style-bullet text:level="4" style:num-suffix="." text:bullet-char="">
        <style:list-level-properties text:space-before="1.75in" text:min-label-width="0.25in"/>
        <style:text-properties style:font-name="Symbol"/>
      </text:list-level-style-bullet>
      <text:list-level-style-bullet text:level="5" text:style-name="ListLabel_20_2" style:num-suffix="." text:bullet-char="o">
        <style:list-level-properties text:space-before="2.25in" text:min-label-width="0.25in"/>
        <style:text-properties style:font-name="Courier New"/>
      </text:list-level-style-bullet>
      <text:list-level-style-bullet text:level="6" style:num-suffix="." text:bullet-char="">
        <style:list-level-properties text:space-before="2.75in" text:min-label-width="0.25in"/>
        <style:text-properties style:font-name="Wingdings"/>
      </text:list-level-style-bullet>
      <text:list-level-style-bullet text:level="7" style:num-suffix="." text:bullet-char="">
        <style:list-level-properties text:space-before="3.25in" text:min-label-width="0.25in"/>
        <style:text-properties style:font-name="Symbol"/>
      </text:list-level-style-bullet>
      <text:list-level-style-bullet text:level="8" text:style-name="ListLabel_20_2" style:num-suffix="." text:bullet-char="o">
        <style:list-level-properties text:space-before="3.75in" text:min-label-width="0.25in"/>
        <style:text-properties style:font-name="Courier New"/>
      </text:list-level-style-bullet>
      <text:list-level-style-bullet text:level="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L2">
      <text:list-level-style-bullet text:level="1" text:style-name="ListLabel_20_1" style:num-suffix="." text:bullet-char="">
        <style:list-level-properties text:space-before="0.25in" text:min-label-width="0.25in"/>
        <style:text-properties style:font-name="Symbol"/>
      </text:list-level-style-bullet>
      <text:list-level-style-bullet text:level="2" text:style-name="ListLabel_20_2" style:num-suffix="." text:bullet-char="o">
        <style:list-level-properties text:space-before="0.75in" text:min-label-width="0.25in"/>
        <style:text-properties style:font-name="Courier New"/>
      </text:list-level-style-bullet>
      <text:list-level-style-bullet text:level="3" style:num-suffix="." text:bullet-char="">
        <style:list-level-properties text:space-before="1.25in" text:min-label-width="0.25in"/>
        <style:text-properties style:font-name="Wingdings"/>
      </text:list-level-style-bullet>
      <text:list-level-style-bullet text:level="4" style:num-suffix="." text:bullet-char="">
        <style:list-level-properties text:space-before="1.75in" text:min-label-width="0.25in"/>
        <style:text-properties style:font-name="Symbol"/>
      </text:list-level-style-bullet>
      <text:list-level-style-bullet text:level="5" text:style-name="ListLabel_20_2" style:num-suffix="." text:bullet-char="o">
        <style:list-level-properties text:space-before="2.25in" text:min-label-width="0.25in"/>
        <style:text-properties style:font-name="Courier New"/>
      </text:list-level-style-bullet>
      <text:list-level-style-bullet text:level="6" style:num-suffix="." text:bullet-char="">
        <style:list-level-properties text:space-before="2.75in" text:min-label-width="0.25in"/>
        <style:text-properties style:font-name="Wingdings"/>
      </text:list-level-style-bullet>
      <text:list-level-style-bullet text:level="7" style:num-suffix="." text:bullet-char="">
        <style:list-level-properties text:space-before="3.25in" text:min-label-width="0.25in"/>
        <style:text-properties style:font-name="Symbol"/>
      </text:list-level-style-bullet>
      <text:list-level-style-bullet text:level="8" text:style-name="ListLabel_20_2" style:num-suffix="." text:bullet-char="o">
        <style:list-level-properties text:space-before="3.75in" text:min-label-width="0.25in"/>
        <style:text-properties style:font-name="Courier New"/>
      </text:list-level-style-bullet>
      <text:list-level-style-bullet text:level="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ntents_20_Heading">Contenido</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68"><text:a xlink:type="simple" xlink:href="#1.1. INTRODUCCIÓN|outline">1. INTRODUCCIÓN<text:tab/>3</text:a></text:p>
          <text:p text:style-name="P69"><text:a xlink:type="simple" xlink:href="#1.1.1.1. Propósito|outline">1.1. Propósito<text:tab/>3</text:a></text:p>
          <text:p text:style-name="P69"><text:a xlink:type="simple" xlink:href="#1.2.1.2. Ámbito del sistema|outline">1.2. Ámbito del sistema<text:tab/>3</text:a></text:p>
          <text:p text:style-name="P69"><text:a xlink:type="simple" xlink:href="#1.3.1.3. Definiciones, acrónimos y abreviaturas|outline">1.3. Definiciones, acrónimos y abreviaturas<text:tab/>3</text:a></text:p>
          <text:p text:style-name="P69"><text:a xlink:type="simple" xlink:href="#1.4.1.4. Referencias|outline">1.4. Referencias<text:tab/>4</text:a></text:p>
          <text:p text:style-name="P69"><text:a xlink:type="simple" xlink:href="#1.5.1.5. Visión general del documento|outline">1.5. Visión general del documento<text:tab/>4</text:a></text:p>
          <text:p text:style-name="P68"><text:a xlink:type="simple" xlink:href="#2.|outline"><text:tab/>5</text:a></text:p>
          <text:p text:style-name="P68"><text:a xlink:type="simple" xlink:href="#3.2. DESCRIPCIÓN GENERAL|outline">2. DESCRIPCIÓN GENERAL<text:tab/>6</text:a></text:p>
          <text:p text:style-name="P69"><text:a xlink:type="simple" xlink:href="#3.1.2.1. Perspectiva de Producto|outline">2.1. Perspectiva de Producto<text:tab/>6</text:a></text:p>
          <text:p text:style-name="P69"><text:a xlink:type="simple" xlink:href="#3.2.2.2. Funciones del Producto|outline">2.2. Funciones del Producto<text:tab/>6</text:a></text:p>
          <text:p text:style-name="P69"><text:a xlink:type="simple" xlink:href="#3.3.2.3. Características de los usuarios|outline">2.3. Características de los usuarios<text:tab/>6</text:a></text:p>
          <text:p text:style-name="P69"><text:a xlink:type="simple" xlink:href="#3.4.|outline"><text:tab/>7</text:a></text:p>
          <text:p text:style-name="P69"><text:a xlink:type="simple" xlink:href="#3.5.2.4. Restricciones|outline">2.4. Restricciones<text:tab/>8</text:a></text:p>
          <text:p text:style-name="P69"><text:a xlink:type="simple" xlink:href="#3.6.2.5. Suposiciones y dependencias|outline">2.5. Suposiciones y dependencias<text:tab/>8</text:a></text:p>
          <text:p text:style-name="P69"><text:a xlink:type="simple" xlink:href="#3.7.2.6. Requisitos futuros|outline">2.6. Requisitos futuros<text:tab/>8</text:a></text:p>
          <text:p text:style-name="P68"><text:a xlink:type="simple" xlink:href="#4.|outline"><text:tab/>9</text:a></text:p>
          <text:p text:style-name="P68"><text:a xlink:type="simple" xlink:href="#5.3. REQUISITOS ESPECÍFICOS|outline">3. REQUISITOS ESPECÍFICOS<text:tab/>10</text:a></text:p>
          <text:p text:style-name="P69"><text:a xlink:type="simple" xlink:href="#5.1.3.1. Interfaces externas|outline">3.1. Interfaces externas<text:tab/>10</text:a></text:p>
          <text:p text:style-name="P70"><text:a xlink:type="simple" xlink:href="#5.1.1.Interfaz de usuario|outline">Interfaz de usuario<text:tab/>10</text:a></text:p>
          <text:p text:style-name="P70"><text:a xlink:type="simple" xlink:href="#5.1.2.Interfaz hardware|outline">Interfaz hardware<text:tab/>10</text:a></text:p>
          <text:p text:style-name="P70"><text:a xlink:type="simple" xlink:href="#5.1.3.Interfaz software|outline">Interfaz software<text:tab/>10</text:a></text:p>
          <text:p text:style-name="P70"><text:a xlink:type="simple" xlink:href="#5.1.4.Interfaz de comunicaciones|outline">Interfaz de comunicaciones<text:tab/>10</text:a></text:p>
          <text:p text:style-name="P69"><text:a xlink:type="simple" xlink:href="#5.2.3.2 funciones|outline">3.2 funciones<text:tab/>10</text:a></text:p>
          <text:p text:style-name="P70"><text:a xlink:type="simple" xlink:href="#5.2.1.Funcionalidad general de la aplicación|outline">Funcionalidad general de la aplicación<text:tab/>10</text:a></text:p>
          <text:p text:style-name="P70"><text:soft-page-break/><text:a xlink:type="simple" xlink:href="#5.2.2.Importación y exportación y visualización de modelos 3d|outline">Importación y exportación y visualización de modelos 3d<text:tab/>11</text:a></text:p>
          <text:p text:style-name="P70"><text:a xlink:type="simple" xlink:href="#5.2.3.Procesado de la pieza|outline">Procesado de la pieza<text:tab/>11</text:a></text:p>
          <text:p text:style-name="P70"><text:a xlink:type="simple" xlink:href="#5.2.4.Visualización del modelo 3d reconstruido|outline">Visualización del modelo 3d reconstruido<text:tab/>11</text:a></text:p>
          <text:p text:style-name="P70"><text:a xlink:type="simple" xlink:href="#5.2.5.|outline"><text:tab/>13</text:a></text:p>
          <text:p text:style-name="P70"><text:a xlink:type="simple" xlink:href="#5.2.6.Visualización del dibujo arqueológico|outline">Visualización del dibujo arqueológico<text:tab/>14</text:a></text:p>
          <text:p text:style-name="P69"><text:a xlink:type="simple" xlink:href="#5.3.3.3. Requisitos de rendimiento|outline">3.3. Requisitos de rendimiento<text:tab/>14</text:a></text:p>
          <text:p text:style-name="P69"><text:a xlink:type="simple" xlink:href="#5.4.3.4. Restricciones de diseño|outline">3.4. Restricciones de diseño<text:tab/>14</text:a></text:p>
          <text:p text:style-name="P69"><text:a xlink:type="simple" xlink:href="#5.5.|outline"><text:tab/>15</text:a></text:p>
          <text:p text:style-name="P69"><text:a xlink:type="simple" xlink:href="#5.6.3.5. Atributos del sistema|outline">3.5. Atributos del sistema<text:tab/>16</text:a></text:p>
          <text:p text:style-name="P69"><text:a xlink:type="simple" xlink:href="#5.7.3.6. Otros requisitos|outline">3.6. Otros requisitos<text:tab/>16</text:a></text:p>
          <text:p text:style-name="P68"><text:a xlink:type="simple" xlink:href="#6.|outline"><text:tab/>17</text:a></text:p>
          <text:p text:style-name="P68"><text:a xlink:type="simple" xlink:href="#7.4. Apéndices|outline">4. Apéndices<text:tab/>18</text:a></text:p>
          <text:p text:style-name="P69"><text:a xlink:type="simple" xlink:href="#7.1.4.1. Explicación de las características del dibujado arqueológico|outline">4.1. Explicación de las características del dibujado arqueológico<text:tab/>18</text:a></text:p>
          <text:p text:style-name="P69"><text:a xlink:type="simple" xlink:href="#7.2.|outline"><text:tab/>19</text:a></text:p>
          <text:p text:style-name="P69"><text:a xlink:type="simple" xlink:href="#7.3.4.2. Relación de artículos que han tratado de afrontar este problema|outline">4.2. Relación de artículos que han tratado de afrontar este problema<text:tab/>20</text:a></text:p>
          <text:p text:style-name="P69"><text:a xlink:type="simple" xlink:href="#7.4.|outline"><text:tab/>21</text:a></text:p>
          <text:p text:style-name="P69"><text:a xlink:type="simple" xlink:href="#7.5.4.3. Catálogo de piezas existentes para el testeo de la aplicación|outline">4.3. Catálogo de piezas existentes para el testeo de la aplicación<text:tab/>22</text:a></text:p>
          <text:p text:style-name="P69"><text:a xlink:type="simple" xlink:href="#7.6.|outline"><text:tab/>23</text:a></text:p>
          <text:p text:style-name="P69"><text:a xlink:type="simple" xlink:href="#7.7.4.4. Estándar IEEE 380-1998 al que se ha hecho referencia para la realización de este documento|outline">4.4. Estándar IEEE 380-1998 al que se ha hecho referencia para la realización de este documento<text:tab/>24</text:a></text:p>
        </text:index-body>
      </text:table-of-content>
      <text:p text:style-name="P1"/>
      <text:p text:style-name="P67"><text:span text:style-name="T1"/></text:p>
      <text:p text:style-name="P67"><text:span text:style-name="T1">Especificación de requisitos del Software</text:span></text:p>
      <text:p text:style-name="P8"/>
      <text:h text:style-name="P11" text:outline-level="1"><text:bookmark-start text:name="_Toc271244048"/><text:span text:style-name="T6">1.</text:span><text:span text:style-name="T1"> INTRODUCCIÓN</text:span><text:bookmark-end text:name="_Toc271244048"/></text:h>
      <text:p text:style-name="P2"/>
      <text:h text:style-name="P13" text:outline-level="2"><text:bookmark-start text:name="_Toc271244049"/><text:span text:style-name="T1">1.1. Propósito</text:span><text:bookmark-end text:name="_Toc271244049"/></text:h>
      <text:p text:style-name="P4"><text:span text:style-name="T1">En este documento se recogen los requisitos principales del software que se pretende desarrollar. La idea de este documento es poder contrastar con el usuario si se han entendido completamente los requisitos deseados de cara a la realización de la aplicación final. Este documento también va dirigido a un futuro desarrollador que desee colaborar </text:span><text:span text:style-name="T2">en</text:span><text:span text:style-name="T1"> la ampliación de este proyecto.</text:span></text:p>
      <text:p text:style-name="P2"/>
      <text:h text:style-name="P13" text:outline-level="2"><text:bookmark-start text:name="_Toc271244050"/><text:span text:style-name="T1">1.2. Ámbito del sistema</text:span><text:bookmark-end text:name="_Toc271244050"/></text:h>
      <text:p text:style-name="P4"><text:span text:style-name="T1">Este sistema tendrá como nombre SIDRAC2 [</text:span><text:span text:style-name="T2">las siglas de...?</text:span><text:span text:style-name="T1">]. El objetivo </text:span><text:span text:style-name="T2">principal</text:span><text:span text:style-name="T1"> de esta aplicación es el de </text:span><text:span text:style-name="T2">proporcionar</text:span><text:span text:style-name="T1"> un sistema de reconstrucción automática de cerámica a partir de un fragmento de una pieza. </text:span></text:p>
      <text:p text:style-name="P4"><text:span text:style-name="T2">El</text:span><text:span text:style-name="T1"> sistema funcionará a partir de una <text:s/>pieza de cerámica previamente escaneada, en un modelo tridimensional. A partir de </text:span><text:span text:style-name="T2">dicho</text:span><text:span text:style-name="T1"> modelo el sistema obtendrá el dibujo arqueológico de la cerámica reconstruida y también un modelo tridimensional de </text:span><text:span text:style-name="T2">la misma</text:span><text:span text:style-name="T1">.</text:span></text:p>
      <text:p text:style-name="P4"><text:span text:style-name="T1">El objetivo de esta aplicación es ayudar a los arqueólogos en su tarea en una excavación arqueológica y en todo su trabajo posterior que deben realizar. <text:s/>Con este sistema se podrá obtener automáticamente y en un tiempo reducido el dibujo arqueológico de una pieza, así como su modelo tridimensional. De esta forma un arqueólogo podrá comprobar si dos piezas pertenecen a la misma cerámica o a cerámicas parecidas. Además se reducirá </text:span><text:span text:style-name="T2">considerablemente</text:span><text:span text:style-name="T1"> el tiempo que el arqueólogo debe dedicar a la clasificación de la pieza. Incluso, de </text:span><text:span text:style-name="T2">así</text:span><text:span text:style-name="T1"> llegar a desearlo el arqueólogo, </text:span><text:span text:style-name="T2">se</text:span><text:span text:style-name="T1"> podría seguir realizando la tarea a mano y usar la aplicación como una forma de comprobar </text:span><text:span text:style-name="T2">que los resultados obtenidos son correctos</text:span><text:span text:style-name="T1">.</text:span></text:p>
      <text:p text:style-name="P2"/>
      <text:h text:style-name="P13" text:outline-level="2"><text:bookmark-start text:name="_Toc271244051"/><text:soft-page-break/><text:span text:style-name="T1">1.3. Definiciones, acrónimos y abreviaturas</text:span><text:bookmark-end text:name="_Toc271244051"/></text:h>
      <text:p text:style-name="P4"><text:span text:style-name="T1">Aquí se recoge una lista de las definiciones de términos y expresiones usadas a lo largo del documento:</text:span></text:p>
      <text:list text:style-name="L1">
        <text:list-item>
          <text:p text:style-name="P17"><text:span text:style-name="T1">Perfil de corte: hace referencia al contorno que obtendríamos de la intersección de la cerámica con un plano que contenga a su eje de rotación. Será el perfil necesario para </text:span><text:span text:style-name="T2">que</text:span><text:span text:style-name="T1">, realizando una rotación en función de su eje, se pueda reconstruir la pieza entera.</text:span></text:p>
        </text:list-item>
        <text:list-item>
          <text:p text:style-name="P17"><text:span text:style-name="T1">Dibujo arqueológico: es un tipo de dibujo en el que se representa la pieza según unas condiciones estandarizadas </text:span><text:span text:style-name="T8">(¿qué condiciones qué estándares?)</text:span><text:span text:style-name="T1">.</text:span></text:p>
        </text:list-item>
        <text:list-item>
          <text:p text:style-name="P17"><text:span text:style-name="T1"/></text:p>
        </text:list-item>
        <text:list-item>
          <text:p text:style-name="P17"><text:span text:style-name="T1">Procesado de la pieza: hace referencia al proceso de, a partir de una pieza, obtener la reconstrucción de la cerámica, aunque no se muestre por pantalla. Esto permitirá poder pasar del dibujo arqueológico al modelo 3D sin necesidad de repetir el cálculo.</text:span></text:p>
        </text:list-item>
        <text:list-item>
          <text:p text:style-name="P17"><text:span text:style-name="T1">Complejidad de la pieza: hace referencia al número de vértices y caras que tendrá la pieza que se debe procesar. [</text:span><text:span text:style-name="T2">Yo eliminaría el “hace referencia a”</text:span><text:span text:style-name="T1">]</text:span></text:p>
          <text:list>
            <text:list-item>
              <text:p text:style-name="P17"><text:span text:style-name="T1">Tamaño pequeño: piezas de 0 a 5.000 vértices.</text:span></text:p>
            </text:list-item>
            <text:list-item>
              <text:p text:style-name="P17"><text:span text:style-name="T1">Tamaño mediano: piezas de 5.000 a 50.000 vértices.</text:span></text:p>
            </text:list-item>
            <text:list-item>
              <text:p text:style-name="P17"><text:span text:style-name="T1">Tamaño grande: piezas de 50.000 a 500.000 vértices.</text:span></text:p>
            </text:list-item>
            <text:list-item>
              <text:p text:style-name="P17"><text:span text:style-name="T1">Tamaño enorme: piezas de 500.000 a 1.000.000 vértices.</text:span></text:p>
            </text:list-item>
          </text:list>
        </text:list-item>
        <text:list-item>
          <text:p text:style-name="P17"><text:span text:style-name="T1">Interactuar con la pieza: hace referencia a todas aquellas operaciones visuales que se puedan aplicar a la pieza, mover, rotar, hacer zoom, cambiar color de la pieza...</text:span></text:p>
        </text:list-item>
      </text:list>
      <text:p text:style-name="P4"><text:span text:style-name="T1">Aquí se recoge una lista de los acrónimos utilizados:</text:span></text:p>
      <text:list text:style-name="L2">
        <text:list-item>
          <text:p text:style-name="P27"><text:span text:style-name="T1">SIDRAC2 : Sistema Interactivo de Dibujo y de Reconstrucción Automática de Cerámica 2.0, es el nombre de la aplicación.</text:span></text:p>
        </text:list-item>
        <text:list-item>
          <text:p text:style-name="P27"><text:soft-page-break/><text:span text:style-name="T1">sdc2: hace referencia a los archivos de extensión “.sdc2” que serán los archivos de proyecto en el que se podrá guardar información temporal del proceso de reconstrucción.</text:span></text:p>
        </text:list-item>
        <text:list-item>
          <text:p text:style-name="P27"><text:span text:style-name="T1">ERS: Especificación de Requisitos Software, hace referencia a este documento. </text:span></text:p>
        </text:list-item>
      </text:list>
      <text:p text:style-name="P4"><text:span text:style-name="T1">Aquí se recoge una lista de las abreviaciones utilizadas:</text:span></text:p>
      <text:list text:style-name="L2">
        <text:list-item>
          <text:p text:style-name="P27"><text:span text:style-name="T1">3D: tridimensional. </text:span></text:p>
        </text:list-item>
      </text:list>
      <text:p text:style-name="P2"/>
      <text:h text:style-name="P13" text:outline-level="2"><text:bookmark-start text:name="_Toc271244052"/><text:span text:style-name="T1">1.4. Referencias</text:span><text:bookmark-end text:name="_Toc271244052"/></text:h>
      <text:p text:style-name="P4"><text:span text:style-name="T1">De cara a la redacción de este documento se ha </text:span><text:span text:style-name="T2">seguido el</text:span><text:span text:style-name="T1"> estándar IEEE 830, que recoge cómo debe realizarse una especificación de requisitos de software.</text:span></text:p>
      <text:p text:style-name="P4"><text:span text:style-name="T1">También se han </text:span><text:span text:style-name="T9">hecho referencia</text:span><text:span text:style-name="T1"> </text:span><text:span text:style-name="T2">seguido</text:span><text:span text:style-name="T1"> los siguientes artículos de cara a la redacción de los requisitos específicos (atendiendo a normas </text:span><text:span text:style-name="T8">&lt;ENCONTRAR EL NOMBRE DE LAS NORMAS&gt;</text:span><text:span text:style-name="T1">):</text:span></text:p>
      <text:p text:style-name="P4"><text:span text:style-name="T8">&lt;&lt;&lt;COMPLETAR&gt;&gt;&gt;</text:span></text:p>
      <text:p text:style-name="P2"/>
      <text:h text:style-name="P13" text:outline-level="2"><text:bookmark-start text:name="_Toc271244053"/><text:span text:style-name="T1">1.5. Visión general del documento</text:span><text:bookmark-end text:name="_Toc271244053"/></text:h>
      <text:p text:style-name="P4"><text:span text:style-name="T1">En el resto del ESR se recogerán </text:span><text:span text:style-name="T9">algunos</text:span><text:span text:style-name="T11"> </text:span><text:span text:style-name="T1">otros elementos del producto, </text:span><text:span text:style-name="T2">tales</text:span><text:span text:style-name="T1"> como su perspectiva y funciones. También se hablará de los usuarios, restricciones, suposiciones y dependencias a la hora de </text:span><text:span text:style-name="T2">elaborar</text:span><text:span text:style-name="T1"> este documento.</text:span></text:p>
      <text:p text:style-name="P4"><text:span text:style-name="T1">Además, se incluirán los requisitos específicos del sistema, así como requisitos funcionales </text:span><text:span text:style-name="T9">como requisitos</text:span><text:span text:style-name="T1"> y no funcionales. También se </text:span><text:span text:style-name="T2">tratarán las</text:span><text:span text:style-name="T1"> características de rendimiento, diseño y atributos </text:span><text:span text:style-name="T2">que se esperan d</text:span><text:span text:style-name="T1">e este sistema.</text:span></text:p>
      <text:p text:style-name="P6"/>
      <text:h text:style-name="P12" text:outline-level="1"><text:bookmark-start text:name="_Toc271244054"/><text:span text:style-name="T1"/></text:h>
      <text:h text:style-name="P12" text:outline-level="1"><text:span text:style-name="T1">2. DESCRIPCIÓN GENERAL</text:span><text:bookmark-end text:name="_Toc271244054"/></text:h>
      <text:p text:style-name="P2"/>
      <text:h text:style-name="P13" text:outline-level="2"><text:bookmark-start text:name="_Toc271244055"/><text:span text:style-name="T1">2.1. Perspectiva de Producto</text:span><text:bookmark-end text:name="_Toc271244055"/></text:h>
      <text:p text:style-name="P4"><text:span text:style-name="T1">No existen actualmente en el mercado productos que lleven a cabo con la finalidad que se desea conseguir al realizar esta aplicación. [</text:span><text:span text:style-name="T2">HAY QUE REHACER ESTA FRASE]</text:span></text:p>
      <text:p text:style-name="P4"><text:span text:style-name="T2">No obstante</text:span><text:span text:style-name="T1">, hay algunos elementos comunes con </text:span><text:span text:style-name="T9">otras</text:span><text:span text:style-name="T1"> aplicaciones tales como MeshLab, Geomagic u otras herramientas de visualizado de modelos 3D, </text:span><text:span text:style-name="T2">ya que</text:span><text:span text:style-name="T1"> se va a visualizar durante gran parte de la aplicación una pieza en 3D, es decir una malla tridimensional.</text:span></text:p>
      <text:p text:style-name="P2"/>
      <text:h text:style-name="P13" text:outline-level="2"><text:bookmark-start text:name="_Toc271244056"/><text:span text:style-name="T1">2.2. Funciones del Producto</text:span><text:bookmark-end text:name="_Toc271244056"/></text:h>
      <text:p text:style-name="P4"><text:span text:style-name="T1">El objetivo principal de SIDRAC2 es obtener la reconstrucción 3D de una cerámica a partir de un fragmento de la misma, así como el dibujo arqueológico. Para ello la aplicación deberá </text:span><text:span text:style-name="T9">de</text:span><text:span text:style-name="T1"> permitir importar una pieza a partir de un modelo 3D y obtener el dibujo arqueológico y la reconstrucción tridimensional de la misma.</text:span></text:p>
      <text:p text:style-name="P4"><text:span text:style-name="T1">Por tanto las principales funciones del producto serán:</text:span></text:p>
      <text:list text:style-name="L2">
        <text:list-item>
          <text:p text:style-name="P27"><text:span text:style-name="T1">Reconstrucción tridimensional de la cerámica.</text:span></text:p>
        </text:list-item>
        <text:list-item>
          <text:p text:style-name="P27"><text:span text:style-name="T1">Obtención del dibujo arqueológico de la cerámica.</text:span></text:p>
        </text:list-item>
      </text:list>
      <text:p text:style-name="P2"/>
      <text:h text:style-name="P13" text:outline-level="2"><text:bookmark-start text:name="_Toc271244057"/><text:span text:style-name="T1">2.3. Características de los usuarios</text:span><text:bookmark-end text:name="_Toc271244057"/></text:h>
      <text:p text:style-name="P4"><text:span text:style-name="T1">Está aplicación, si bien puede ser utilizada por cualquier usuario con una pieza en un modelo 3D, está principalmente orientada </text:span><text:span text:style-name="T2">a</text:span><text:span text:style-name="T1"> arqueólogos (ya que el objetivo es facilitar su tarea). Por tanto, a efectos del ESR y de la aplicación, </text:span><text:span text:style-name="T2">se considerará</text:span><text:span text:style-name="T1"> que el usuario final es un arqueólogo.</text:span></text:p>
      <text:p text:style-name="P4"><text:span text:style-name="T1">Ya que los usuarios son arqueólogos, </text:span><text:span text:style-name="T2">se trata</text:span><text:span text:style-name="T1">, </text:span><text:span text:style-name="T2">presumiblemente</text:span><text:span text:style-name="T1">, </text:span><text:span text:style-name="T2">de</text:span><text:span text:style-name="T1"> gente con un alto nivel de estudios, licenciados y con máster en Arqueología. No obstante, no hay una relación directa </text:span><text:span text:style-name="T2">entre</text:span><text:span text:style-name="T1"> esos conocimientos que el usuario posee </text:span><text:span text:style-name="T2">y</text:span><text:span text:style-name="T1"> el uso de una aplicación informática. </text:span><text:span text:style-name="T2">Por tanto</text:span><text:span text:style-name="T1">, no se puede considerar que el usuario tiene mucha experiencia con los ordenadores.</text:span></text:p>
      <text:p text:style-name="P4"><text:soft-page-break/><text:span text:style-name="T1">Podría darse el caso de que no nos encontráramos con un arqueólogo propiamente y simplemente con un historiador o profesor de historia. </text:span><text:span text:style-name="T2">En cualquier caso, se tratará de un usuario con</text:span><text:span text:style-name="T1"> acceso a fragmentos de piezas y que ha tenido la posibilidad de hacer que le escaneen la pieza, </text:span><text:span text:style-name="T3">por tanto será un usuario con estudio</text:span><text:span text:style-name="T1">. </text:span><text:span text:style-name="T2">¿¿??</text:span></text:p>
      <text:p text:style-name="P4"><text:span text:style-name="T1">Además el usuario final sí tendrá un gran conocimiento de la tarea que debe desempeñar la aplicación y de las técnicas que serían necesarias para realizarlo manualmente, si bien difieren en gran medida con las que se deberán emplear para la implementación de la aplicación. </text:span><text:span text:style-name="T2">No entiendo este párrafo :S</text:span></text:p>
      <text:p text:style-name="P2"/>
      <text:p text:style-name="P9"><text:bookmark-start text:name="_Toc271244058"/></text:p>
      <text:h text:style-name="P14" text:outline-level="2"><text:span text:style-name="T1"/></text:h>
      <text:h text:style-name="P14" text:outline-level="2"><text:span text:style-name="T1">2.4. Restricciones</text:span><text:bookmark-end text:name="_Toc271244058"/></text:h>
      <text:p text:style-name="P5"><text:span text:style-name="T1">Dentro de las restricciones que debe respetar la aplicación está la de que debe tener un tiempo de respuesta aceptable, realizar operaciones paralelas y, ante todo, tener una gran fiabilidad </text:span><text:span text:style-name="T9">y </text:span><text:span text:style-name="T10">credibilidad</text:span><text:span text:style-name="T1">. El </text:span><text:span text:style-name="T2">principal objetivo de este software no es el de un uso recreativo, sino más</text:span><text:span text:style-name="T1"> bien científico y de investigación histórica; por tanto debe de ser fiable.</text:span></text:p>
      <text:p text:style-name="P2"/>
      <text:h text:style-name="P13" text:outline-level="2"><text:bookmark-start text:name="_Toc271244059"/><text:span text:style-name="T1">2.5. Suposiciones y dependencias</text:span><text:bookmark-end text:name="_Toc271244059"/></text:h>
      <text:p text:style-name="P4"><text:span text:style-name="T1">La aplicación debe funcionar en Windows (XP, Vista, 7…), si bien sería recomendable que también fuera ejecutable en Linux y optativo que pudiera ejecutarse en MacOs X. Además deberá permitir que el usuario siga interactuando con la aplicación </text:span><text:span text:style-name="T2">mientras ésta está procesando grandes volúmenes</text:span><text:span text:style-name="T1"> de datos. </text:span></text:p>
      <text:p text:style-name="P2"/>
      <text:h text:style-name="P13" text:outline-level="2"><text:bookmark-start text:name="_Toc271244060"/><text:span text:style-name="T1">2.6. Requisitos futuros</text:span><text:bookmark-end text:name="_Toc271244060"/></text:h>
      <text:p text:style-name="P4"><text:span text:style-name="T1">Dentro de las posibles mejoras estará la de ampliar el sistema para que permita el cargar dos piezas al mismo tiempo y </text:span><text:span text:style-name="T2">determinar</text:span><text:span text:style-name="T1"> si </text:span><text:span text:style-name="T2">proceden</text:span><text:span text:style-name="T1"> de la misma cerámica o no, en función del perfil de corte de la pieza. </text:span></text:p>
      <text:p text:style-name="P4"><text:span text:style-name="T1">Otra posible mejora para el futuro será “enlazar” esta aplicación con algún dispositivo hardware que permita escanear una pieza automáticamente. De este modo se tendría un dispositivo combinado que </text:span><text:span text:style-name="T2">daría</text:span><text:span text:style-name="T1"> la posibilidad de introducir la pieza y directamente </text:span><text:span text:style-name="T2">devolvería</text:span><text:span text:style-name="T1"> el dibujo arqueológico y una representación 3D de la cerámica original.</text:span></text:p>
      <text:p text:style-name="P6"/>
      <text:h text:style-name="P12" text:outline-level="1"><text:bookmark-start text:name="_Toc271244061"/></text:h>
      <text:h text:style-name="P12" text:outline-level="1">3. REQUISITOS<text:span text:style-name="T1"> ESPECÍFICOS</text:span><text:bookmark-end text:name="_Toc271244061"/></text:h>
      <text:p text:style-name="P2"/>
      <text:h text:style-name="P13" text:outline-level="2"><text:bookmark-start text:name="_Toc271244062"/><text:span text:style-name="T1">3.1. Interfaces externas</text:span><text:bookmark-end text:name="_Toc271244062"/></text:h>
      <text:h text:style-name="Heading_20_3" text:outline-level="3"><text:bookmark-start text:name="_Toc271244063"/><text:span text:style-name="T1">Interfaz de usuario</text:span><text:bookmark-end text:name="_Toc271244063"/></text:h>
      <text:list text:style-name="L2">
        <text:list-item>
          <text:p text:style-name="P27"><text:span text:style-name="T1">La parte más importante de la interfaz debe de ser la </text:span><text:span text:style-name="T2">de</text:span><text:span text:style-name="T1"> visualización de la pieza, del dibujo arqueológico y de la reconstrucción 3D de la cerámica.</text:span></text:p>
        </text:list-item>
        <text:list-item>
          <text:p text:style-name="P27"><text:span text:style-name="T1">La interfaz debe ser sencilla y amigable.</text:span></text:p>
        </text:list-item>
        <text:list-item>
          <text:p text:style-name="P27"><text:span text:style-name="T1">La interfaz debe dar la posibilidad a la aplicación de ser </text:span><text:span text:style-name="T2">ejecutada</text:span><text:span text:style-name="T1"> en dispositivos táctiles sin </text:span><text:span text:style-name="T10">mayor</text:span><text:span text:style-name="T1"> problemas (botones grandes, visibles, etc). </text:span></text:p>
        </text:list-item>
        <text:list-item>
          <text:p text:style-name="P27"><text:span text:style-name="T1">La aplicación debe de mostrarse lo más automática posible al usuario. </text:span><text:span text:style-name="T2">[yo reharía esta frase]</text:span></text:p>
        </text:list-item>
      </text:list>
      <text:h text:style-name="Heading_20_3" text:outline-level="3"><text:bookmark-start text:name="_Toc271244064"/><text:span text:style-name="T1">Interfaz hardware</text:span><text:bookmark-end text:name="_Toc271244064"/></text:h>
      <text:p text:style-name="Standard"><text:span text:style-name="T1">Nuestro sistema no tiene requisitos sobre el hardware en el que se debe ejecutar, </text:span><text:span text:style-name="T2">puesto que</text:span><text:span text:style-name="T1"> no necesita comunicarse ni intercambiar información con ningún dispositivo. No se necesita,</text:span><text:span text:style-name="T2"> pues</text:span><text:span text:style-name="T1">, ninguna interfaz hardware.</text:span></text:p>
      <text:h text:style-name="Heading_20_3" text:outline-level="3"><text:bookmark-start text:name="_Toc271244065"/><text:span text:style-name="T1">Interfaz software</text:span><text:bookmark-end text:name="_Toc271244065"/></text:h>
      <text:p text:style-name="Standard"><text:span text:style-name="T1">Nuestro sistema no tiene requisitos sobre comunicación con ninguna otra aplicación, </text:span><text:span text:style-name="T2">puesto que </text:span><text:span text:style-name="T1">no necesita comunicarse ni intercambiar información con ninguna aplicación. No se necesita,</text:span><text:span text:style-name="T2"> pues</text:span><text:span text:style-name="T1">, ninguna interfaz software.</text:span></text:p>
      <text:h text:style-name="Heading_20_3" text:outline-level="3"><text:bookmark-start text:name="_Toc271244066"/><text:span text:style-name="T1">Interfaz de comunicaciones</text:span><text:bookmark-end text:name="_Toc271244066"/></text:h>
      <text:p text:style-name="P4"><text:span text:style-name="T1">Nuestro sistema no tiene requisitos sobre la necesidad de comunicarse con otros ordenadores, </text:span><text:span text:style-name="T2">puesto que </text:span><text:span text:style-name="T1">no necesita comunicarse ni intercambiar información en ninguna red. No se necesita,</text:span><text:span text:style-name="T2"> pues</text:span><text:span text:style-name="T1">, ninguna interfaz de comunicación. </text:span></text:p>
      <text:p text:style-name="P2"/>
      <text:h text:style-name="Heading_20_2" text:outline-level="2"><text:span text:style-name="T1">3.2 funciones</text:span></text:h>
      <text:p text:style-name="P4"><text:soft-page-break/><text:span text:style-name="T1">Según el IEEE 830, las funciones deben organizarse de forma estructurada atendiendo a varias posibilidades: por tipos de usuario, por objetos, por objetivos, por estímulos, por jerarquía funcional… se ha optado por organizarla por objetivos, ya que solo tendremos un tipo de usuario y lo más importante son los objetivos que se desean conseguir con la aplicación. </text:span></text:p>
      <text:h text:style-name="Heading_20_3" text:outline-level="3"><text:bookmark-start text:name="_Toc271244068"/><text:span text:style-name="T1">Funcionalidad general de la aplicación</text:span><text:bookmark-end text:name="_Toc271244068"/></text:h>
      <text:list text:style-name="L2">
        <text:list-item>
          <text:p text:style-name="P27"><text:span text:style-name="T1">El sistema debe permitir guardar un proyecto SIDRAC2 en formato propio “sdc2”.</text:span></text:p>
        </text:list-item>
        <text:list-item>
          <text:p text:style-name="P27"><text:span text:style-name="T1">El sistema debe permitir cargar un proyecto SIDRAC2 almacenado previamente en formato propio “sdc2”.</text:span></text:p>
        </text:list-item>
        <text:list-item>
          <text:p text:style-name="P27"><text:span text:style-name="T1">El sistema debe permitir la exportación de la cerámica una vez reconstruida en formato “ply”.</text:span></text:p>
        </text:list-item>
        <text:list-item>
          <text:p text:style-name="P27"><text:span text:style-name="T1"/></text:p>
        </text:list-item>
        <text:list-item>
          <text:p text:style-name="P27"><text:span text:style-name="T1">El sistema debe permitir la correcta visualización de modelos 3D incluyendo operaciones de giro, zoom, etc [</text:span><text:span text:style-name="T2">se puede poner etc? No hay que listarlas todas?]</text:span></text:p>
        </text:list-item>
        <text:list-item>
          <text:p text:style-name="P27"><text:span text:style-name="T1">El sistema debe mostrar información relativa al modelo que se ha importado: número de vértices y número de caras.</text:span></text:p>
        </text:list-item>
      </text:list>
      <text:h text:style-name="Heading_20_3" text:outline-level="3"><text:bookmark-start text:name="_Toc271244069"/><text:span text:style-name="T1">Importación y exportación y visualización de modelos 3d</text:span><text:bookmark-end text:name="_Toc271244069"/></text:h>
      <text:list text:style-name="L2">
        <text:list-item>
          <text:p text:style-name="P27"><text:span text:style-name="T1">El sistema debe permitir la importación de la pieza de la cerámica a reconstruir en formato “ply”.</text:span></text:p>
        </text:list-item>
        <text:list-item>
          <text:p text:style-name="P27"><text:span text:style-name="T1">El sistema debe de comprobar la validez del archivo del que importa la pieza.</text:span></text:p>
        </text:list-item>
        <text:list-item>
          <text:p text:style-name="P27"><text:span text:style-name="T1">El sistema debe permitir la exportación de la cerámica una vez reconstruida en formato “ply”.</text:span></text:p>
        </text:list-item>
        <text:list-item>
          <text:p text:style-name="P27"><text:span text:style-name="T1">El sistema debe permitir la correcta visualización de modelos 3D.</text:span></text:p>
        </text:list-item>
        <text:list-item>
          <text:p text:style-name="P27"><text:span text:style-name="T1">En referencia al punto anterior, el sistema debe permitir interactuar con el modelo 3D; incluyendo operaciones de giro, zoom, etc.</text:span></text:p>
        </text:list-item>
        <text:list-item>
          <text:p text:style-name="P27"><text:soft-page-break/><text:span text:style-name="T1">En referencia a los puntos anteriores, el sistema debe permitir cambiar la forma de visualización del modelo 3D; <text:s/>vértices, aristas, caras planas, caras suavizadas y color de las caras.</text:span></text:p>
        </text:list-item>
        <text:list-item>
          <text:p text:style-name="P27"><text:span text:style-name="T1">El sistema debe mostrar información relativa al modelo que se ha importado: número de vértices y número de caras.</text:span></text:p>
        </text:list-item>
        <text:list-item>
          <text:p text:style-name="P27"><text:span text:style-name="T1">El sistema debe mostrar información visual y adicional sobre la pieza a medida que vaya realizando el procesado de la pieza.</text:span></text:p>
        </text:list-item>
        <text:list-item>
          <text:p text:style-name="P27"><text:span text:style-name="T1">En referencia al requisito anterior, el usuario siempre podrá escoger si desea visualizar dicha información o no.</text:span></text:p>
        </text:list-item>
      </text:list>
      <text:h text:style-name="Heading_20_3" text:outline-level="3"><text:bookmark-start text:name="_Toc271244070"/><text:span text:style-name="T1">Procesado de la pieza</text:span><text:bookmark-end text:name="_Toc271244070"/></text:h>
      <text:list text:style-name="L2">
        <text:list-item>
          <text:p text:style-name="P27"><text:span text:style-name="T1">El sistema debe reconstruir la cerámica a partir de un solo fragmento.</text:span></text:p>
        </text:list-item>
        <text:list-item>
          <text:p text:style-name="P27"><text:span text:style-name="T1">El sistema debe facilitar al usuario la posibilidad de repetir el procesado de la pieza para obtener un nuevo resultado.</text:span></text:p>
        </text:list-item>
        <text:list-item>
          <text:p text:style-name="P27"><text:span text:style-name="T1">El sistema no debe bloquearse cuando se esté realizando el procesado de la pieza.</text:span></text:p>
        </text:list-item>
        <text:list-item>
          <text:p text:style-name="P27"><text:span text:style-name="T1">El procesado de la pieza debe de ser lo más automático posible, si bien también se debe posibilitar que el usuario pueda cambiar algunos parámetros del procesado para refinar el cálculo.</text:span></text:p>
        </text:list-item>
        <text:list-item>
          <text:p text:style-name="P27"><text:span text:style-name="T1">En referencia al requisito anterior, el sistema debe de asegurarse siempre que los datos introducidos son correctos.</text:span></text:p>
        </text:list-item>
      </text:list>
      <text:h text:style-name="Heading_20_3" text:outline-level="3"><text:bookmark-start text:name="_Toc271244071"/><text:span text:style-name="T1">Visualización del modelo 3d reconstruido</text:span><text:bookmark-end text:name="_Toc271244071"/></text:h>
      <text:list text:style-name="L2">
        <text:list-item>
          <text:p text:style-name="P27"><text:span text:style-name="T1">El sistema debe mostrar la cerámica una vez reconstruida, respetando los requisitos incluidos en <text:s/>“Importación y exportación y visualización de modelos 3D” anteriormente.</text:span></text:p>
        </text:list-item>
        <text:list-item>
          <text:p text:style-name="P27"><text:span text:style-name="T1">El sistema debe </text:span><text:span text:style-name="T2">proporcionar</text:span><text:span text:style-name="T1"> alguna forma de comprobar la calidad de la cerámica; bien un valor numérico, bien una representación visual.</text:span></text:p>
        </text:list-item>
      </text:list>
      <text:p text:style-name="P10"><text:bookmark-start text:name="_Toc271244072"/></text:p>
      <text:h text:style-name="P16" text:outline-level="3"><text:span text:style-name="T1"/></text:h>
      <text:h text:style-name="P16" text:outline-level="3"><text:span text:style-name="T1">Visualización del dibujo arqueológico</text:span><text:bookmark-end text:name="_Toc271244072"/></text:h>
      <text:list text:style-name="L2">
        <text:list-item>
          <text:p text:style-name="P27"><text:span text:style-name="T1">El sistema debe mostrar el dibujo arqueológico.</text:span></text:p>
        </text:list-item>
        <text:list-item>
          <text:p text:style-name="P27"><text:span text:style-name="T1">El sistema debe permitir cambiar las unidades en las que se miden las dimensiones de la cerámica.</text:span></text:p>
        </text:list-item>
        <text:list-item>
          <text:p text:style-name="P27"><text:span text:style-name="T1">El sistema debe permitir exportar el dibujo arqueológico </text:span><text:span text:style-name="T2">a</text:span><text:span text:style-name="T1"> una imagen.</text:span></text:p>
        </text:list-item>
      </text:list>
      <text:p text:style-name="P66"/>
      <text:h text:style-name="P13" text:outline-level="2"><text:bookmark-start text:name="_Toc271244073"/><text:span text:style-name="T1">3.3. Requisitos de rendimiento</text:span><text:bookmark-end text:name="_Toc271244073"/></text:h>
      <text:p text:style-name="P4"><text:span text:style-name="T1">El sistema, como ya se ha comentado, </text:span><text:span text:style-name="T2">no debe ejecutarse</text:span><text:span text:style-name="T1"> en red, ni con terminales </text:span><text:span text:style-name="T9">ni nada por el estilo</text:span><text:span text:style-name="T1">, </text:span><text:span text:style-name="T2">por lo que</text:span><text:span text:style-name="T1"> no tiene requisitos a nivel de carga de comunicación.</text:span></text:p>
      <text:p text:style-name="P4"><text:span text:style-name="T1">De todas formas, nuestro sistema sí manejará grandes cantidades de datos y </text:span><text:span text:style-name="T2">realizará</text:span><text:span text:style-name="T1"> operaciones costosas. Las piezas escaneadas a través de sistemas de registro 3D suelen tener </text:span><text:span text:style-name="T2">un </text:span><text:span text:style-name="T1">gran número de vértices y de caras; además, nuestro sistema deberá realizar operaciones geométricas de gran </text:span><text:span text:style-name="T2">complejidad</text:span><text:span text:style-name="T1"> con todos estos datos. Aún así, nuestro sistema debe responder en el menor tiempo posible, por lo que se debe cuidar con gran esmero a la hora de diseñar </text:span><text:span text:style-name="T2">e implementar la aplicación que sea lo más eficiente posible</text:span><text:span text:style-name="T1">.</text:span></text:p>
      <text:p text:style-name="P4"><text:span text:style-name="T1">Además, como ya se ha comentado con anterioridad, nuestra aplicación debe poder trabajar en “segundo plano” respecto a sí misma, para </text:span><text:span text:style-name="T2">que sea posible</text:span><text:span text:style-name="T1"> seguir interactuando con el sistema </text:span><text:span text:style-name="T2">aunque</text:span><text:span text:style-name="T1"> esté haciendo grandes cálculos. </text:span></text:p>
      <text:p text:style-name="P4"><text:span text:style-name="T2">A modo aproximativo</text:span><text:span text:style-name="T1">, todas las operaciones que no atiendan a cálculos complicados deben resolverse en un tiempo inferior a 0.1 seg. </text:span></text:p>
      <text:p text:style-name="P4"><text:span text:style-name="T1">Las operaciones </text:span><text:span text:style-name="T2">relativas a</text:span><text:span text:style-name="T1"> cálculos complicados (procesado de la pieza) deberán responder en un tiempo proporcional a la complejidad de la pieza y a las prestaciones del hardware en el que se ejecute la aplicación. Se exigirá que para piezas de tamaño pequeño el procesado sea casi inmediato, de 30 segundos, para piezas de tamaño medio el procesado sea de un tiempo inferior a 2 minutos, para piezas grandes el procesado sea de un tiempo inferior a 5 minutos. Se considerará que no existirán piezas enormes, por lo que no se exigirá un tiempo, simplemente que el sistema pueda procesarlas.</text:span></text:p>
      <text:p text:style-name="P4"><text:span text:style-name="T1"/></text:p>
      <text:p text:style-name="P4"><text:soft-page-break/><text:span text:style-name="T1">Otras operaciones que también dependerán del tamaño de la pieza serán las de importación, exportación, cargado y guardado, que dependerán del tamaño de la pieza. Pieza de tamaño pequeño, 1 segundo; pieza de tamaño medio, 5 segundos; pieza de tamaño grande, 10 segundos y pieza de tamaño enorme 20 segundos. <text:s/>Además, en función del tamaño de la pieza el tiempo de respuesta a la hora de interactuar con el modelo será variable incrementándose a mayor número de vértices y caras.</text:span></text:p>
      <text:p text:style-name="P3">[SE PUEDEN DAR VALORES ABSOLUTOS SIN SABER SOBRE QUÉ SISTEMA SE EJECUTAN? QUIZÁS PODRÍAS DAR UN EQUIPO DE “REFERENCIA” (ES DECIR, TU ORDENADOR), CON EL QUE SE PUEDEM COMPARAR TIEMPOS)]</text:p>
      <text:h text:style-name="P13" text:outline-level="2"><text:bookmark-start text:name="_Toc271244074"/><text:span text:style-name="T1">3.4. Restricciones de diseño</text:span><text:bookmark-end text:name="_Toc271244074"/></text:h>
      <text:p text:style-name="P4"><text:span text:style-name="T1">La restricción más </text:span><text:span text:style-name="T2">importante</text:span><text:span text:style-name="T1"> respecto </text:span><text:span text:style-name="T2">al</text:span><text:span text:style-name="T1"> diseño de la aplicación </text:span><text:span text:style-name="T2">se define </text:span><text:span text:style-name="T1">en cuanto al dibujo arqueológico. Nuestra aplicación debe atender a los estándares y a cómo se debe realizar este tipo de esquemas para que tenga una utilidad real para los arqueólogos. A la hora de diseñar la aplicación y de implementarla se tendrá que tener especial cuidado con estos aspectos.</text:span></text:p>
      <text:p text:style-name="P4"><text:span text:style-name="T1">En concreto, se debe consultar estos documentos para obtener toda la información necesaria al respecto de cómo realizar el dibujo arqueológico.</text:span></text:p>
      <text:p text:style-name="P9"><text:bookmark-start text:name="_Toc271244075"/></text:p>
      <text:h text:style-name="P15" text:outline-level="2"><text:span text:style-name="T1"/></text:h>
      <text:h text:style-name="P15" text:outline-level="2"><text:span text:style-name="T1">3.5. Atributos del sistema</text:span><text:bookmark-end text:name="_Toc271244075"/></text:h>
      <text:p text:style-name="P4"><text:span text:style-name="T1">Se estudiarán ahora una serie de atributos de calidad del sistema:</text:span></text:p>
      <text:list text:style-name="L2">
        <text:list-item>
          <text:p text:style-name="P27"><text:span text:style-name="T1">Fiabilidad: Nuestro sistema debe ser lo más fiable posible, y ante cualquier error debe de dar el aviso correspondiente de qué ha ocurrido, sin provocar nunca que el sistema quede bloqueado.</text:span></text:p>
        </text:list-item>
        <text:list-item>
          <text:p text:style-name="P27"><text:span text:style-name="T1">Seguridad: A pesar de que será, </text:span><text:span text:style-name="T2">en principio</text:span><text:span text:style-name="T1">, un único usuario el que utilice </text:span><text:span text:style-name="T2">la aplicación</text:span><text:span text:style-name="T1">, sería interesante guardar un histórico (</text:span><text:span text:style-name="T2">log</text:span><text:span text:style-name="T1">) de operaciones, de modo que se pueda hacer un seguimiento tanto del proceso realizado por la aplicación para la obtención de </text:span><text:span text:style-name="T2">cada</text:span><text:span text:style-name="T1"> cerámica como de los pasos llevados a cabo por el usuario en cada sesión.</text:span></text:p>
        </text:list-item>
        <text:list-item>
          <text:p text:style-name="P27"><text:span text:style-name="T1">Mantenimiento: ya que el sistema debe reconstruir, si no todas, el mayor número posible de cerámicas, el sistema debe de lo más fácilmente actualizable de cara a mejoras o cambios en alguno de los pasos del procesado de la pieza. Es más, debería permitir añadir métodos alternativos de forma cómoda para un posible desarrollador que desee optimizar la aplicación.</text:span></text:p>
        </text:list-item>
        <text:list-item>
          <text:p text:style-name="P27"><text:span text:style-name="T1">Portabilidad: el sistema debe </text:span><text:span text:style-name="T2">minimizar</text:span><text:span text:style-name="T1"> el porcentaje de código asociado al sistema operativo, de forma que facilite lo máximo posible su portabilidad a otros sistemas operativos. El código de lenguaje utilizado debe de ser lo más eficiente posible de cara a operaciones geométricas y modelado 3D.</text:span></text:p>
        </text:list-item>
      </text:list>
      <text:p text:style-name="P2"/>
      <text:h text:style-name="P13" text:outline-level="2"><text:bookmark-start text:name="_Toc271244076"/><text:span text:style-name="T1">3.6. Otros requisitos</text:span><text:bookmark-end text:name="_Toc271244076"/></text:h>
      <text:p text:style-name="P4"><text:span text:style-name="T1">No existe ningún otro tipo de requisito que no haya sido recogido en los apartados anteriores.</text:span></text:p>
      <text:p text:style-name="P6"/>
      <text:h text:style-name="P12" text:outline-level="1"><text:bookmark-start text:name="_Toc271244077"/><text:span text:style-name="T1"/></text:h>
      <text:h text:style-name="P12" text:outline-level="1"><text:span text:style-name="T1">4. Apéndices</text:span><text:bookmark-end text:name="_Toc271244077"/></text:h>
      <text:h text:style-name="Heading_20_2" text:outline-level="2"><text:bookmark-start text:name="_Toc271244078"/><text:span text:style-name="T1">4.1. Explicación de las características del dibujado arqueológico</text:span><text:bookmark-end text:name="_Toc271244078"/></text:h>
      <text:p text:style-name="P7"><text:bookmark-start text:name="_Toc271244079"/></text:p>
      <text:h text:style-name="P14" text:outline-level="2"><text:span text:style-name="T1"/></text:h>
      <text:h text:style-name="P14" text:outline-level="2"><text:span text:style-name="T1">4.2. Relación de artículos que han tratado de afrontar este problema</text:span><text:bookmark-end text:name="_Toc271244079"/></text:h>
      <text:p text:style-name="P7"><text:bookmark-start text:name="_Toc271244080"/></text:p>
      <text:h text:style-name="P14" text:outline-level="2"><text:span text:style-name="T1"/></text:h>
      <text:h text:style-name="P14" text:outline-level="2"><text:span text:style-name="T1">4.3. Catálogo de piezas existentes para el testeo de la aplicación</text:span><text:bookmark-end text:name="_Toc271244080"/></text:h>
      <text:p text:style-name="P7"/>
      <text:h text:style-name="P14" text:outline-level="2"><text:span text:style-name="T1"/></text:h>
      <text:h text:style-name="P14" text:outline-level="2"><text:span text:style-name="T1">4.4. Estándar IEEE 380-1998 al que se ha hecho referencia para la realización de este documento</text:span></text:h>
      <text:p text:style-name="Contents_20_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 svg:font-family="Symbol"/>
    <style:font-face style:name="Wingdings" svg:font-family="Wingding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s" fo:country="ES" style:letter-kerning="true" style:font-size-asian="10pt" style:language-asian="es" style:country-asian="E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alibri" fo:font-size="10pt" fo:language="es" fo:country="ES" style:letter-kerning="true" style:font-name-asian="Times New Roman" style:font-size-asian="10pt" style:language-asian="es" style:country-asian="E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39in" fo:margin-bottom="0.139in" fo:line-height="115%" fo:orphans="2" fo:widows="2" style:writing-mode="lr-tb"/>
      <style:text-properties style:use-window-font-color="true" fo:language="en" fo:country="US" style:language-asian="en" style:country-asian="US" style:language-complex="en" style:country-complex="US"/>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Text_20_body" style:class="text" style:default-outline-level="1">
      <style:paragraph-properties fo:margin-top="0.139in" fo:margin-bottom="0in" fo:background-color="#4f81bd" fo:padding="0in" fo:border="0.0417in solid #4f81bd">
        <style:background-image/>
      </style:paragraph-properties>
      <style:text-properties fo:text-transform="uppercase" fo:color="#ffffff" fo:font-size="11pt" fo:letter-spacing="0.0102in" fo:font-weight="bold" style:font-size-asian="11pt" style:font-weight-asian="bold" style:font-size-complex="11pt" style:font-weight-complex="bold"/>
    </style:style>
    <style:style style:name="Heading_20_2" style:display-name="Heading 2" style:family="paragraph" style:parent-style-name="Standard" style:next-style-name="Text_20_body" style:class="text" style:default-outline-level="2">
      <style:paragraph-properties fo:margin-top="0.139in" fo:margin-bottom="0in" fo:background-color="#dbe5f1" fo:padding="0in" fo:border="0.0417in solid #dbe5f1">
        <style:background-image/>
      </style:paragraph-properties>
      <style:text-properties fo:text-transform="uppercase" fo:font-size="11pt" fo:letter-spacing="0.0102in" style:font-size-asian="11pt" style:font-size-complex="11pt"/>
    </style:style>
    <style:style style:name="Heading_20_3" style:display-name="Heading 3" style:family="paragraph" style:parent-style-name="Standard" style:next-style-name="Text_20_body" style:class="text" style:default-outline-level="3">
      <style:paragraph-properties fo:margin-top="0.2083in" fo:margin-bottom="0in" fo:padding-left="0.028in" fo:padding-right="0in" fo:padding-top="0.028in" fo:padding-bottom="0in" fo:border-left="0.0102in solid #4f81bd" fo:border-right="none" fo:border-top="0.0102in solid #4f81bd" fo:border-bottom="none"/>
      <style:text-properties fo:text-transform="uppercase" fo:color="#243f60" fo:font-size="11pt" fo:letter-spacing="0.0102in" style:font-size-asian="11pt" style:font-size-complex="11pt"/>
    </style:style>
    <style:style style:name="Heading_20_4" style:display-name="Heading 4" style:family="paragraph" style:parent-style-name="Standard" style:next-style-name="Text_20_body" style:class="text" style:default-outline-level="4">
      <style:paragraph-properties fo:margin-top="0.2083in" fo:margin-bottom="0in" fo:padding-left="0.028in" fo:padding-right="0in" fo:padding-top="0.028in" fo:padding-bottom="0in" fo:border-left="0.0138in solid #4f81bd" fo:border-right="none" fo:border-top="0.0138in solid #4f81bd" fo:border-bottom="none"/>
      <style:text-properties fo:text-transform="uppercase" fo:color="#365f91" fo:font-size="11pt" fo:letter-spacing="0.0071in" style:font-size-asian="11pt" style:font-size-complex="11pt"/>
    </style:style>
    <style:style style:name="Heading_20_5" style:display-name="Heading 5" style:family="paragraph" style:parent-style-name="Standard" style:next-style-name="Text_20_body" style:class="text" style:default-outline-level="5">
      <style:paragraph-properties fo:margin-top="0.2083in" fo:margin-bottom="0in" fo:padding-left="0in" fo:padding-right="0in" fo:padding-top="0in" fo:padding-bottom="0.0138in" fo:border-left="none" fo:border-right="none" fo:border-top="none" fo:border-bottom="0.0102in solid #4f81bd"/>
      <style:text-properties fo:text-transform="uppercase" fo:color="#365f91" fo:font-size="11pt" fo:letter-spacing="0.0071in" style:font-size-asian="11pt" style:font-size-complex="11pt"/>
    </style:style>
    <style:style style:name="Heading_20_6" style:display-name="Heading 6" style:family="paragraph" style:parent-style-name="Standard" style:next-style-name="Text_20_body" style:class="text" style:default-outline-level="6">
      <style:paragraph-properties fo:margin-top="0.2083in" fo:margin-bottom="0in" fo:padding-left="0in" fo:padding-right="0in" fo:padding-top="0in" fo:padding-bottom="0.0138in" fo:border-left="none" fo:border-right="none" fo:border-top="none" fo:border-bottom="0.0138in solid #4f81bd"/>
      <style:text-properties fo:text-transform="uppercase" fo:color="#365f91" fo:font-size="11pt" fo:letter-spacing="0.0071in" style:font-size-asian="11pt" style:font-size-complex="11pt"/>
    </style:style>
    <style:style style:name="Heading_20_7" style:display-name="Heading 7" style:family="paragraph" style:parent-style-name="Standard" style:next-style-name="Text_20_body" style:class="text" style:default-outline-level="7">
      <style:paragraph-properties fo:margin-top="0.2083in" fo:margin-bottom="0in"/>
      <style:text-properties fo:text-transform="uppercase" fo:color="#365f91" fo:font-size="11pt" fo:letter-spacing="0.0071in" style:font-size-asian="11pt" style:font-size-complex="11pt"/>
    </style:style>
    <style:style style:name="Heading_20_8" style:display-name="Heading 8" style:family="paragraph" style:parent-style-name="Standard" style:next-style-name="Text_20_body" style:class="text" style:default-outline-level="8">
      <style:paragraph-properties fo:margin-top="0.2083in" fo:margin-bottom="0in"/>
      <style:text-properties fo:text-transform="uppercase" fo:font-size="9pt" fo:letter-spacing="0.0071in" style:font-size-asian="9pt" style:font-size-complex="9pt"/>
    </style:style>
    <style:style style:name="Heading_20_9" style:display-name="Heading 9" style:family="paragraph" style:parent-style-name="Standard" style:next-style-name="Text_20_body" style:class="text" style:default-outline-level="9">
      <style:paragraph-properties fo:margin-top="0.2083in" fo:margin-bottom="0in"/>
      <style:text-properties fo:text-transform="uppercase" fo:font-size="9pt" fo:letter-spacing="0.0071in" fo:font-style="italic" style:font-size-asian="9pt" style:font-style-asian="italic" style:font-size-complex="9pt"/>
    </style:style>
    <style:style style:name="List_20_Paragraph" style:display-name="List Paragraph" style:family="paragraph" style:parent-style-name="Standard">
      <style:paragraph-properties fo:margin-left="0.5in" fo:margin-right="0in" fo:text-indent="0in" style:auto-text-indent="false"/>
    </style:style>
    <style:style style:name="Contents_20_Heading" style:display-name="Contents Heading" style:family="paragraph" style:class="index">
      <style:paragraph-properties text:number-lines="false" text:line-number="0"/>
      <style:text-properties fo:font-size="16pt" fo:font-weight="bold" style:font-size-asian="16pt" style:font-weight-asian="bold" style:font-size-complex="16pt" style:font-weight-complex="bold"/>
    </style:style>
    <style:style style:name="Balloon_20_Text" style:display-name="Balloon Text" style:family="paragraph" style:parent-style-name="Standard">
      <style:paragraph-properties fo:margin-top="0.139in" fo:margin-bottom="0in" fo:line-height="100%"/>
      <style:text-properties style:font-name="Tahoma" fo:font-size="8pt" style:font-size-asian="8pt" style:font-name-complex="Tahoma1" style:font-size-complex="8pt"/>
    </style:style>
    <style:style style:name="caption" style:family="paragraph" style:parent-style-name="Standard">
      <style:text-properties fo:color="#365f91" fo:font-size="8pt" fo:font-weight="bold" style:font-size-asian="8pt" style:font-weight-asian="bold" style:font-size-complex="8pt" style:font-weight-complex="bold"/>
    </style:style>
    <style:style style:name="Title" style:family="paragraph" style:parent-style-name="Standard" style:next-style-name="Subtitle" style:class="chapter">
      <style:paragraph-properties fo:margin-top="0.5in" fo:margin-bottom="0.139in" fo:text-align="center" style:justify-single-word="false"/>
      <style:text-properties fo:text-transform="uppercase" fo:color="#4f81bd" fo:font-size="26pt" fo:letter-spacing="0.0071in" fo:font-weight="bold" style:letter-kerning="true" style:font-size-asian="26pt" style:font-weight-asian="bold" style:font-size-complex="26pt" style:font-weight-complex="bold"/>
    </style:style>
    <style:style style:name="Subtitle" style:family="paragraph" style:parent-style-name="Standard" style:next-style-name="Text_20_body" style:class="chapter">
      <style:paragraph-properties fo:margin-top="0.139in" fo:margin-bottom="0.6945in" fo:line-height="100%" fo:text-align="center" style:justify-single-word="false"/>
      <style:text-properties fo:text-transform="uppercase" fo:color="#595959" fo:font-size="12pt" fo:letter-spacing="0.0071in" fo:font-style="italic" style:font-size-asian="12pt" style:font-style-asian="italic" style:font-size-complex="12pt" style:font-style-complex="italic"/>
    </style:style>
    <style:style style:name="No_20_Spacing" style:display-name="No Spacing" style:family="paragraph" style:parent-style-name="Standard">
      <style:paragraph-properties fo:margin-top="0in" fo:margin-bottom="0in" fo:line-height="100%"/>
    </style:style>
    <style:style style:name="Quote" style:family="paragraph" style:parent-style-name="Standard">
      <style:text-properties fo:font-style="italic" style:font-style-asian="italic" style:font-style-complex="italic"/>
    </style:style>
    <style:style style:name="Intense_20_Quote" style:display-name="Intense Quote" style:family="paragraph" style:parent-style-name="Standard">
      <style:paragraph-properties fo:margin-left="0.9in" fo:margin-right="0.8in" fo:margin-top="0.139in" fo:margin-bottom="0in" fo:text-align="justify" style:justify-single-word="false" fo:text-indent="0in" style:auto-text-indent="false" fo:padding-left="0.139in" fo:padding-right="0in" fo:padding-top="0.139in" fo:padding-bottom="0in" fo:border-left="0.0071in solid #4f81bd" fo:border-right="none" fo:border-top="0.0071in solid #4f81bd" fo:border-bottom="none"/>
      <style:text-properties fo:color="#4f81bd" fo:font-style="italic" style:font-style-asian="italic" style:font-style-complex="italic"/>
    </style:style>
    <style:style style:name="Normal_20_indentado_20_2" style:display-name="Normal indentado 2" style:family="paragraph" style:parent-style-name="Standard">
      <style:paragraph-properties fo:margin-left="0.4165in" fo:margin-right="0in" fo:margin-top="0in" fo:margin-bottom="0in" fo:line-height="100%" fo:text-indent="0in" style:auto-text-indent="false"/>
      <style:text-properties style:font-name="Arial" fo:language="es" fo:country="ES" style:language-asian="es" style:country-asian="ES" style:font-size-complex="12pt" style:language-complex="ar" style:country-complex="SA"/>
    </style:style>
    <style:style style:name="Contents_20_1" style:display-name="Contents 1" style:family="paragraph" style:parent-style-name="Standard" style:class="index">
      <style:paragraph-properties fo:margin-left="0in" fo:margin-right="0in" fo:margin-top="0.139in" fo:margin-bottom="0.0693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Standard" style:class="index">
      <style:paragraph-properties fo:margin-left="0.139in" fo:margin-right="0in" fo:margin-top="0.139in" fo:margin-bottom="0.0693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Standard" style:class="index">
      <style:paragraph-properties fo:margin-left="0.278in" fo:margin-right="0in" fo:margin-top="0.139in" fo:margin-bottom="0.0693in" fo:text-indent="0in" style:auto-text-indent="false">
        <style:tab-stops>
          <style:tab-stop style:position="6.5319in" style:type="right" style:leader-style="dotted" style:leader-text="."/>
        </style:tab-stops>
      </style:paragraph-properties>
    </style:style>
    <style:style style:name="Document_20_Map" style:display-name="Document Map" style:family="paragraph" style:parent-style-name="Standard">
      <style:text-properties style:font-name="Tahoma" fo:font-size="8pt" style:font-size-asian="8pt" style:font-name-complex="Tahoma1" style:font-size-complex="8pt"/>
    </style:style>
    <style:style style:name="Default_20_Paragraph_20_Font" style:display-name="Default Paragraph Font" style:family="text"/>
    <style:style style:name="DocumentMap" style:family="text"/>
    <style:style style:name="No_20_List" style:display-name="No List" style:family="text"/>
    <style:style style:name="Table_20_Grid" style:display-name="Table Grid" style:family="text"/>
    <style:style style:name="Título_20_1_20_Car" style:display-name="Título 1 Car" style:family="text">
      <style:text-properties fo:text-transform="uppercase" fo:color="#ffffff" fo:letter-spacing="0.0102in" fo:font-weight="bold" style:font-weight-asian="bold" style:font-weight-complex="bold"/>
    </style:style>
    <style:style style:name="Texto_20_de_20_globo_20_Car" style:display-name="Texto de globo Car" style:family="text">
      <style:text-properties style:font-name="Tahoma" fo:font-size="8pt" style:font-size-asian="8pt" style:font-name-complex="Tahoma1" style:font-size-complex="8pt"/>
    </style:style>
    <style:style style:name="Título_20_2_20_Car" style:display-name="Título 2 Car" style:family="text">
      <style:text-properties fo:text-transform="uppercase" fo:letter-spacing="0.0102in"/>
    </style:style>
    <style:style style:name="Título_20_3_20_Car" style:display-name="Título 3 Car" style:family="text">
      <style:text-properties fo:text-transform="uppercase" fo:color="#243f60" fo:letter-spacing="0.0102in"/>
    </style:style>
    <style:style style:name="Título_20_4_20_Car" style:display-name="Título 4 Car" style:family="text">
      <style:text-properties fo:text-transform="uppercase" fo:color="#365f91" fo:letter-spacing="0.0071in"/>
    </style:style>
    <style:style style:name="Título_20_5_20_Car" style:display-name="Título 5 Car" style:family="text">
      <style:text-properties fo:text-transform="uppercase" fo:color="#365f91" fo:letter-spacing="0.0071in"/>
    </style:style>
    <style:style style:name="Título_20_6_20_Car" style:display-name="Título 6 Car" style:family="text">
      <style:text-properties fo:text-transform="uppercase" fo:color="#365f91" fo:letter-spacing="0.0071in"/>
    </style:style>
    <style:style style:name="Título_20_7_20_Car" style:display-name="Título 7 Car" style:family="text">
      <style:text-properties fo:text-transform="uppercase" fo:color="#365f91" fo:letter-spacing="0.0071in"/>
    </style:style>
    <style:style style:name="Título_20_8_20_Car" style:display-name="Título 8 Car" style:family="text">
      <style:text-properties fo:text-transform="uppercase" fo:font-size="9pt" fo:letter-spacing="0.0071in" style:font-size-asian="9pt" style:font-size-complex="9pt"/>
    </style:style>
    <style:style style:name="Título_20_9_20_Car" style:display-name="Título 9 Car" style:family="text">
      <style:text-properties fo:text-transform="uppercase" fo:font-size="9pt" fo:letter-spacing="0.0071in" fo:font-style="italic" style:font-size-asian="9pt" style:font-style-asian="italic" style:font-size-complex="9pt"/>
    </style:style>
    <style:style style:name="Título_20_Car" style:display-name="Título Car" style:family="text">
      <style:text-properties fo:text-transform="uppercase" fo:color="#4f81bd" fo:font-size="26pt" fo:letter-spacing="0.0071in" style:letter-kerning="true" style:font-size-asian="26pt" style:font-size-complex="26pt"/>
    </style:style>
    <style:style style:name="Subtítulo_20_Car" style:display-name="Subtítulo Car" style:family="text">
      <style:text-properties fo:text-transform="uppercase" fo:color="#595959" fo:font-size="12pt" fo:letter-spacing="0.0071in" style:font-size-asian="12pt" style:font-size-complex="12pt"/>
    </style:style>
    <style:style style:name="Strong_20_Emphasis" style:display-name="Strong Emphasis" style:family="text">
      <style:text-properties fo:font-weight="bold" style:font-weight-asian="bold" style:font-weight-complex="bold"/>
    </style:style>
    <style:style style:name="Emphasis" style:family="text">
      <style:text-properties fo:text-transform="uppercase" fo:color="#243f60" fo:letter-spacing="0.0035in" fo:font-style="italic" style:font-style-asian="italic" style:font-style-complex="italic"/>
    </style:style>
    <style:style style:name="Sin_20_espaciado_20_Car" style:display-name="Sin espaciado Car" style:family="text">
      <style:text-properties fo:font-size="10pt" style:font-size-asian="10pt" style:font-size-complex="10pt"/>
    </style:style>
    <style:style style:name="Cita_20_Car" style:display-name="Cita Car" style:family="text">
      <style:text-properties fo:font-size="10pt" fo:font-style="italic" style:font-size-asian="10pt" style:font-style-asian="italic" style:font-size-complex="10pt" style:font-style-complex="italic"/>
    </style:style>
    <style:style style:name="Cita_20_destacada_20_Car" style:display-name="Cita destacada Car" style:family="text">
      <style:text-properties fo:color="#4f81bd" fo:font-size="10pt" fo:font-style="italic" style:font-size-asian="10pt" style:font-style-asian="italic" style:font-size-complex="10pt" style:font-style-complex="italic"/>
    </style:style>
    <style:style style:name="Subtle_20_Emphasis" style:display-name="Subtle Emphasis" style:family="text">
      <style:text-properties fo:color="#243f60" fo:font-style="italic" style:font-style-asian="italic" style:font-style-complex="italic"/>
    </style:style>
    <style:style style:name="Intense_20_Emphasis" style:display-name="Intense Emphasis" style:family="text">
      <style:text-properties fo:text-transform="uppercase" fo:color="#243f60" fo:letter-spacing="0.0071in" fo:font-weight="bold" style:font-weight-asian="bold" style:font-weight-complex="bold"/>
    </style:style>
    <style:style style:name="Subtle_20_Reference" style:display-name="Subtle Reference" style:family="text">
      <style:text-properties fo:color="#4f81bd" fo:font-weight="bold" style:font-weight-asian="bold" style:font-weight-complex="bold"/>
    </style:style>
    <style:style style:name="Intense_20_Reference" style:display-name="Intense Reference" style:family="text">
      <style:text-properties fo:text-transform="uppercase" fo:color="#4f81bd" fo:font-style="italic" fo:font-weight="bold" style:font-style-asian="italic" style:font-weight-asian="bold" style:font-style-complex="italic" style:font-weight-complex="bold"/>
    </style:style>
    <style:style style:name="Book_20_Title" style:display-name="Book Title" style:family="text">
      <style:text-properties fo:letter-spacing="0.0063in" fo:font-style="italic" fo:font-weight="bold" style:font-style-asian="italic" style:font-weight-asian="bold" style:font-style-complex="italic" style:font-weight-complex="bold"/>
    </style:style>
    <style:style style:name="Internet_20_link" style:display-name="Internet link" style:family="text">
      <style:text-properties fo:color="#0000ff" style:text-underline-style="solid" style:text-underline-width="auto" style:text-underline-color="font-color"/>
    </style:style>
    <style:style style:name="Mapa_20_del_20_documento_20_Car" style:display-name="Mapa del documento Car" style:family="text">
      <style:text-properties style:font-name="Tahoma" fo:font-size="8pt" fo:language="en" fo:country="US" style:font-size-asian="8pt" style:language-asian="en" style:country-asian="US" style:font-name-complex="Tahoma1" style:font-size-complex="8pt" style:language-complex="en" style:country-complex="US"/>
    </style:style>
    <style:style style:name="ListLabel_20_1" style:display-name="ListLabel 1" style:family="text">
      <style:text-properties style:font-name-asian="Times New Roman" style:font-name-complex="Times New Roman"/>
    </style:style>
    <style:style style:name="ListLabel_20_2" style:display-name="ListLabel 2" style:family="text">
      <style:text-properties style:font-name-complex="Courier New1"/>
    </style:style>
    <style:style style:name="Numbering_20_Symbols" style:display-name="Numbering Symbols"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9839in" fo:margin-bottom="0.9839in" fo:margin-left="1.1811in" fo:margin-right="1.1811in" style:writing-mode="lr-tb" style:layout-grid-color="#c0c0c0" style:layout-grid-lines="24701"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creator>Nemes</dc:creator>
    <dc:date>2010-09-05T14:01:00</dc:date>
    <meta:editing-cycles>11</meta:editing-cycles>
    <meta:editing-duration>PT1H1M58S</meta:editing-duration>
    <meta:user-defined meta:name="Info 1"/>
    <meta:user-defined meta:name="Info 2"/>
    <meta:user-defined meta:name="Info 3"/>
    <meta:user-defined meta:name="Info 4"/>
    <meta:document-statistic meta:table-count="0" meta:image-count="0" meta:object-count="0" meta:page-count="28" meta:paragraph-count="177" meta:word-count="2990" meta:character-count="18717"/>
  </office:meta>
</office:document-meta>
</file>